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0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929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29cm"/>
      <style:paragraph-properties style:writing-mode="lr-tb"/>
    </style:style>
    <style:style style:name="gr7" style:family="graphic" style:parent-style-name="objectwithoutfill">
      <style:graphic-properties svg:stroke-color="#ed4c05" draw:marker-end="Arrow" draw:marker-end-width="0.3cm" draw:fill="solid" draw:textarea-vertical-align="middle"/>
    </style:style>
    <style:style style:name="gr8" style:family="graphic" style:parent-style-name="objectwithoutfill">
      <style:graphic-properties draw:stroke="dash" draw:stroke-dash="Dashed_20__28_var_29_" svg:stroke-color="#ff0000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53cm" svg:stroke-color="#ed4c0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4cm"/>
      <style:paragraph-properties style:writing-mode="lr-tb"/>
    </style:style>
    <style:style style:name="gr16" style:family="graphic" style:parent-style-name="objectwithoutfill">
      <style:graphic-properties svg:stroke-width="0.053cm" svg:stroke-color="#a7074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e8a20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78037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  <style:paragraph-properties style:writing-mode="lr-tb"/>
    </style:style>
    <style:style style:name="gr21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2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91cm"/>
      <style:paragraph-properties style:writing-mode="lr-tb"/>
    </style:style>
    <style:style style:name="gr27" style:family="graphic" style:parent-style-name="objectwithoutfill">
      <style:graphic-properties draw:stroke="dash" draw:stroke-dash="Dashed_20__28_var_29_" svg:stroke-color="#ff4000" draw:marker-end="Arrow" draw:marker-end-width="0.3cm" draw:fill="solid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style:font-name="FreeMono1"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style:font-name="FreeMono1" fo:font-size="11pt" style:font-size-asian="11pt" style:font-size-complex="11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7.653cm" svg:height="25.273cm" svg:x="2.016cm" svg:y="1.508cm">
          <draw:text-box>
            <text:p><text:span text:style-name="T1">package main ;</text:span></text:p>
            <text:p><text:span text:style-name="T1"/></text:p>
            <text:p><text:span text:style-name="T1">import ( "fmt" ) ;</text:span></text:p>
            <text:p><text:span text:style-name="T1"/></text:p>
            <text:p><text:span text:style-name="T1">func blammo(i,j int) int { <text:s text:c="2"/>//node: 0</text:span></text:p>
            <text:p><text:span text:style-name="T1"><text:tab/></text:span><text:span text:style-name="T1">if (i &lt;= j) { <text:s text:c="10"/>//nodes: 1,2 <text:s text:c="2"/></text:span></text:p>
            <text:p><text:span text:style-name="T1"><text:tab/></text:span><text:span text:style-name="T1"><text:tab/></text:span><text:span text:style-name="T1">return i*j ; <text:s text:c="5"/>//nodes 3,4</text:span></text:p>
            <text:p><text:span text:style-name="T1"><text:tab/></text:span><text:span text:style-name="T1">} ;</text:span></text:p>
            <text:p><text:span text:style-name="T1"><text:tab/></text:span><text:span text:style-name="T1">return i+j ; <text:s text:c="11"/>//node: 5</text:span></text:p>
            <text:p><text:span text:style-name="T1">} ; <text:s text:c="26"/>//node: 0:exit </text:span></text:p>
            <text:p><text:span text:style-name="T1">func blargo(i int) (int,int) { // node: 6</text:span></text:p>
            <text:p><text:span text:style-name="T1"><text:tab/></text:span><text:span text:style-name="T1">return i+i, i*i ; <text:s text:c="8"/>// node: 7</text:span></text:p>
            <text:p><text:span text:style-name="T1">} ; <text:s text:c="27"/>// node: 6:exit </text:span></text:p>
            <text:p><text:span text:style-name="T1"/></text:p>
            <text:p><text:span text:style-name="T1">func main() { <text:s text:c="16"/>// node: 8</text:span></text:p>
            <text:p><text:span text:style-name="T1"><text:tab/></text:span><text:span text:style-name="T1">var i,j,k int ; <text:s text:c="9"/></text:span></text:p>
            <text:p><text:span text:style-name="T1"><text:tab/></text:span><text:span text:style-name="T1">i = 1 ; <text:s text:c="17"/>// node: 9</text:span></text:p>
            <text:p><text:span text:style-name="T1"><text:tab/></text:span><text:span text:style-name="T1">j = 2 ; <text:s text:c="17"/>// node: 10</text:span></text:p>
            <text:p><text:span text:style-name="T1"><text:tab/></text:span><text:span text:style-name="T1">k = 3 ; <text:s text:c="17"/>// node: 11 </text:span></text:p>
            <text:p><text:span text:style-name="T1"><text:tab/></text:span><text:span text:style-name="T1">// simple if statement </text:span></text:p>
            <text:p><text:span text:style-name="T1"><text:tab/></text:span><text:span text:style-name="T1">if <text:s/>(i &lt; j) { <text:s text:c="11"/>// node: 12,13 </text:span></text:p>
            <text:p><text:span text:style-name="T1"><text:tab/></text:span><text:span text:style-name="T1"><text:tab/></text:span><text:span text:style-name="T1">fmt.Printf("I is less than J \n") ; //nodes: 14,15 </text:span><text:span text:style-name="T1"><text:tab/></text:span><text:span text:style-name="T1"><text:tab/></text:span></text:p>
            <text:p><text:span text:style-name="T1"><text:tab/></text:span><text:span text:style-name="T1">} ;</text:span></text:p>
            <text:p><text:span text:style-name="T1"/></text:p>
            <text:p><text:span text:style-name="T1"><text:tab/></text:span><text:span text:style-name="T1">// if with an else </text:span></text:p>
            <text:p><text:span text:style-name="T1"><text:tab/></text:span><text:span text:style-name="T1">if <text:s/>(k &gt;= (i + 3)) { <text:s text:c="2"/>// nodes: 16,17 </text:span></text:p>
            <text:p><text:span text:style-name="T1"><text:tab/></text:span><text:span text:style-name="T1"><text:tab/></text:span><text:span text:style-name="T1">i = 4;</text:span></text:p>
            <text:p><text:span text:style-name="T1"><text:tab/></text:span><text:span text:style-name="T1"><text:tab/></text:span><text:span text:style-name="T1">k = i + i;</text:span></text:p>
            <text:p><text:span text:style-name="T1"><text:tab/></text:span><text:span text:style-name="T1"><text:tab/></text:span><text:span text:style-name="T1">k,i = blargo(j);</text:span></text:p>
            <text:p><text:span text:style-name="T1"><text:tab/></text:span><text:span text:style-name="T1"><text:tab/></text:span><text:span text:style-name="T1">fmt.Printf("K is: %d \n", k) ;</text:span></text:p>
            <text:p><text:span text:style-name="T1"><text:tab/></text:span><text:span text:style-name="T1">} else {</text:span></text:p>
            <text:p><text:span text:style-name="T1"><text:tab/></text:span><text:span text:style-name="T1"><text:tab/></text:span><text:span text:style-name="T1">i = 4;</text:span></text:p>
            <text:p><text:span text:style-name="T1"><text:tab/></text:span><text:span text:style-name="T1"><text:tab/></text:span><text:span text:style-name="T1">j = i + 3 ;</text:span></text:p>
            <text:p><text:span text:style-name="T1"><text:tab/></text:span><text:span text:style-name="T1"><text:tab/></text:span><text:span text:style-name="T1">if (j == 7) {</text:span></text:p>
            <text:p><text:span text:style-name="T1"><text:tab/></text:span><text:span text:style-name="T1"><text:tab/></text:span><text:span text:style-name="T1"><text:tab/></text:span><text:span text:style-name="T1">fmt.Printf("I and J are:: %d %d <text:s/>\n", k,j) ;</text:span></text:p>
            <text:p><text:span text:style-name="T1"><text:tab/></text:span><text:span text:style-name="T1"><text:tab/></text:span><text:span text:style-name="T1">};</text:span></text:p>
            <text:p><text:span text:style-name="T1"><text:tab/></text:span><text:span text:style-name="T1">} ;</text:span></text:p>
            <text:p><text:span text:style-name="T1"/></text:p>
            <text:p><text:span text:style-name="T1"><text:tab/></text:span><text:span text:style-name="T1">// if with a simple statement at the beginning </text:span></text:p>
            <text:p><text:span text:style-name="T1"><text:tab/></text:span><text:span text:style-name="T1">if <text:s/>x:=3; k &lt;= (i + blammo(i,j)) <text:s/>{</text:span></text:p>
            <text:p><text:span text:style-name="T1"><text:tab/></text:span><text:span text:style-name="T1"><text:tab/></text:span><text:span text:style-name="T1">fmt.Printf(" X is %d <text:s/>\n", x) ;</text:span></text:p>
            <text:p><text:span text:style-name="T1"><text:tab/></text:span><text:span text:style-name="T1"><text:tab/></text:span></text:p>
            <text:p><text:span text:style-name="T1"><text:tab/></text:span><text:span text:style-name="T1">};</text:span></text:p>
            <text:p><text:span text:style-name="T1"><text:tab/></text:span><text:span text:style-name="T1">// if else with simple statement </text:span></text:p>
            <text:p><text:span text:style-name="T1"><text:tab/></text:span><text:span text:style-name="T1">if <text:s/>y:= 0xFFAB ; y &lt;= ( i+j+k ) <text:s/>{</text:span></text:p>
            <text:p><text:span text:style-name="T1"><text:tab/></text:span><text:span text:style-name="T1"><text:tab/></text:span><text:span text:style-name="T1">fmt.Printf("Y is %d <text:s/>\n", y) ;</text:span></text:p>
            <text:p><text:span text:style-name="T1"><text:tab/></text:span><text:span text:style-name="T1"><text:tab/></text:span></text:p>
            <text:p><text:span text:style-name="T1"><text:tab/></text:span><text:span text:style-name="T1">} else {</text:span></text:p>
            <text:p><text:span text:style-name="T1"><text:tab/></text:span><text:span text:style-name="T1"><text:tab/></text:span><text:span text:style-name="T1">fmt.Printf("Y*Y is %d <text:s/>\n", y*y) ;</text:span><text:span text:style-name="T1"><text:tab/></text:span><text:span text:style-name="T1"><text:tab/></text:span></text:p>
            <text:p><text:span text:style-name="T1"><text:tab/></text:span><text:span text:style-name="T1">} ;</text:span></text:p>
            <text:p><text:span text:style-name="T1"><text:tab/></text:span><text:span text:style-name="T1">// highly chained if-elses </text:span></text:p>
            <text:p><text:span text:style-name="T1"><text:tab/></text:span><text:span text:style-name="T1">if <text:s/>z:=7; z &gt; ( z*(i*i) * (j+k) ) <text:s/>{</text:span></text:p>
            <text:p><text:span text:style-name="T1"><text:tab/></text:span><text:span text:style-name="T1"><text:tab/></text:span><text:span text:style-name="T1">fmt.Printf(" Z is %d <text:s/>\n", z) ;</text:span><text:span text:style-name="T1"><text:tab/></text:span></text:p>
            <text:p><text:span text:style-name="T1"><text:tab/></text:span><text:span text:style-name="T1">} else if (( z * z) &gt; 3) {</text:span></text:p>
            <text:p><text:span text:style-name="T1"><text:tab/></text:span><text:span text:style-name="T1"><text:tab/></text:span><text:span text:style-name="T1">fmt.Printf("Z*Z is %d <text:s/>\n", z*z) ;</text:span></text:p>
            <text:p><text:span text:style-name="T1"><text:tab/></text:span><text:span text:style-name="T1">} else if ( (z - i ) &gt; 4) {</text:span></text:p>
            <text:p><text:span text:style-name="T1"><text:tab/></text:span><text:span text:style-name="T1"><text:tab/></text:span><text:span text:style-name="T1">fmt.Printf("Z*Z*Z is %d <text:s/>\n", z*z*z) ;</text:span><text:span text:style-name="T1"><text:tab/></text:span></text:p>
            <text:p><text:span text:style-name="T1"><text:tab/></text:span><text:span text:style-name="T1">} else {</text:span></text:p>
            <text:p><text:span text:style-name="T1"><text:tab/></text:span><text:span text:style-name="T1"><text:tab/></text:span><text:span text:style-name="T1">fmt.Printf("End of the chained if \n") ;</text:span></text:p>
            <text:p><text:span text:style-name="T1"><text:tab/></text:span><text:span text:style-name="T1">}; </text:span></text:p>
            <text:p><text:span text:style-name="T1"/></text:p>
            <text:p><text:span text:style-name="T1">} ;</text:span></text:p>
            <text:p><text:span text:style-name="T1"/></text:p>
          </draw:text-box>
        </draw:frame>
        <draw:frame draw:style-name="gr2" draw:text-style-name="P3" draw:layer="measurelines" svg:width="6.429cm" svg:height="3.095cm" svg:x="11.97cm" svg:y="1.74cm">
          <draw:text-box>
            <text:p text:style-name="P2"><text:span text:style-name="T2">Statement Graph for </text:span></text:p>
            <text:p text:style-name="P2"><text:span text:style-name="T2">Ifstatements.go</text:span></text:p>
            <text:p text:style-name="P2"><text:span text:style-name="T2"/></text:p>
            <text:p text:style-name="P2"><text:span text:style-name="T2">Program Code</text:span></text:p>
          </draw:text-box>
        </draw:frame>
      </draw:page>
      <draw:page draw:name="page2" draw:style-name="dp1" draw:master-page-name="Default">
        <draw:frame draw:style-name="gr3" draw:text-style-name="P4" xml:id="id13" draw:id="id13" draw:layer="layout" svg:width="3.194cm" svg:height="0.725cm" svg:x="2.697cm" svg:y="4.429cm">
          <draw:text-box>
            <text:p><text:span text:style-name="T3">0:functionDecl</text:span></text:p>
          </draw:text-box>
        </draw:frame>
        <draw:frame draw:style-name="gr3" draw:text-style-name="P4" xml:id="id1" draw:id="id1" draw:layer="layout" svg:width="3.194cm" svg:height="0.725cm" svg:x="7.335cm" svg:y="4.429cm">
          <draw:text-box>
            <text:p><text:span text:style-name="T3">1:ifStmt</text:span></text:p>
          </draw:text-box>
        </draw:frame>
        <draw:frame draw:style-name="gr3" draw:text-style-name="P4" xml:id="id2" draw:id="id2" draw:layer="layout" svg:width="3.194cm" svg:height="0.725cm" svg:x="12.003cm" svg:y="4.429cm">
          <draw:text-box>
            <text:p><text:span text:style-name="T3">2:unaryExpr</text:span></text:p>
          </draw:text-box>
        </draw:frame>
        <draw:frame draw:style-name="gr3" draw:text-style-name="P4" xml:id="id3" draw:id="id3" draw:layer="layout" svg:width="3.194cm" svg:height="0.725cm" svg:x="12.003cm" svg:y="6.578cm">
          <draw:text-box>
            <text:p><text:span text:style-name="T3">3:StmtList</text:span></text:p>
          </draw:text-box>
        </draw:frame>
        <draw:frame draw:style-name="gr3" draw:text-style-name="P4" xml:id="id11" draw:id="id11" draw:layer="layout" svg:width="3.194cm" svg:height="0.725cm" svg:x="12.003cm" svg:y="8.139cm">
          <draw:text-box>
            <text:p><text:span text:style-name="T3">4:return</text:span></text:p>
          </draw:text-box>
        </draw:frame>
        <draw:frame draw:style-name="gr3" draw:text-style-name="P4" xml:id="id4" draw:id="id4" draw:layer="layout" svg:width="3.194cm" svg:height="0.725cm" svg:x="7.335cm" svg:y="8.815cm">
          <draw:text-box>
            <text:p><text:span text:style-name="T3">5:return</text:span></text:p>
          </draw:text-box>
        </draw:frame>
        <draw:frame draw:style-name="gr3" draw:text-style-name="P4" xml:id="id15" draw:id="id15" draw:layer="layout" svg:width="3.194cm" svg:height="0.725cm" svg:x="2.566cm" svg:y="12.631cm">
          <draw:text-box>
            <text:p><text:span text:style-name="T3">6:functionDecl</text:span></text:p>
          </draw:text-box>
        </draw:frame>
        <draw:frame draw:style-name="gr3" draw:text-style-name="P4" xml:id="id17" draw:id="id17" draw:layer="layout" svg:width="3.194cm" svg:height="0.725cm" svg:x="7.204cm" svg:y="12.711cm">
          <draw:text-box>
            <text:p><text:span text:style-name="T3">7:return</text:span></text:p>
          </draw:text-box>
        </draw:frame>
        <draw:frame draw:style-name="gr3" draw:text-style-name="P4" xml:id="id18" draw:id="id18" draw:layer="layout" svg:width="3.194cm" svg:height="0.725cm" svg:x="2.143cm" svg:y="15.915cm">
          <draw:text-box>
            <text:p><text:span text:style-name="T3">8:functionDecl</text:span></text:p>
          </draw:text-box>
        </draw:frame>
        <draw:connector draw:style-name="gr4" draw:text-style-name="P5" draw:layer="layout" svg:x1="10.529cm" svg:y1="4.791cm" svg:x2="12.003cm" svg:y2="4.791cm" draw:start-shape="id1" draw:start-glue-point="1" draw:end-shape="id2" draw:end-glue-point="3" svg:d="M10529 4791h1474" svg:viewBox="0 0 1475 1">
          <text:p/>
        </draw:connector>
        <draw:connector draw:style-name="gr5" draw:text-style-name="P5" draw:layer="layout" svg:x1="13.6cm" svg:y1="5.154cm" svg:x2="13.6cm" svg:y2="6.578cm" draw:start-shape="id2" draw:start-glue-point="2" draw:end-shape="id3" draw:end-glue-point="0" svg:d="M13600 5154v1424" svg:viewBox="0 0 1 1425">
          <text:p/>
        </draw:connector>
        <draw:connector draw:style-name="gr5" draw:text-style-name="P5" draw:layer="layout" svg:x1="8.932cm" svg:y1="5.154cm" svg:x2="8.932cm" svg:y2="8.815cm" draw:start-shape="id1" draw:start-glue-point="2" draw:end-shape="id4" draw:end-glue-point="0" svg:d="M8932 5154v3661" svg:viewBox="0 0 1 3662">
          <text:p/>
        </draw:connector>
        <draw:frame draw:style-name="gr3" draw:text-style-name="P4" xml:id="id9" draw:id="id9" draw:layer="layout" svg:width="3.194cm" svg:height="0.725cm" svg:x="6.781cm" svg:y="15.915cm">
          <draw:text-box>
            <text:p><text:span text:style-name="T3">9:assignment</text:span></text:p>
          </draw:text-box>
        </draw:frame>
        <draw:frame draw:style-name="gr3" draw:text-style-name="P4" xml:id="id10" draw:id="id10" draw:layer="layout" svg:width="3.575cm" svg:height="0.725cm" svg:x="6.591cm" svg:y="17.225cm">
          <draw:text-box>
            <text:p><text:span text:style-name="T3">10:assignment</text:span></text:p>
          </draw:text-box>
        </draw:frame>
        <draw:frame draw:style-name="gr3" draw:text-style-name="P4" xml:id="id7" draw:id="id7" draw:layer="layout" svg:width="3.575cm" svg:height="0.725cm" svg:x="6.591cm" svg:y="18.495cm">
          <draw:text-box>
            <text:p><text:span text:style-name="T3">11:assignment</text:span></text:p>
          </draw:text-box>
        </draw:frame>
        <draw:frame draw:style-name="gr3" draw:text-style-name="P4" xml:id="id5" draw:id="id5" draw:layer="layout" svg:width="3.194cm" svg:height="0.725cm" svg:x="6.781cm" svg:y="20.101cm">
          <draw:text-box>
            <text:p><text:span text:style-name="T3">12:ifStmt</text:span></text:p>
          </draw:text-box>
        </draw:frame>
        <draw:frame draw:style-name="gr3" draw:text-style-name="P4" xml:id="id6" draw:id="id6" draw:layer="layout" svg:width="3.194cm" svg:height="0.725cm" svg:x="11.449cm" svg:y="20.101cm">
          <draw:text-box>
            <text:p><text:span text:style-name="T3">13:unaryExpr</text:span></text:p>
          </draw:text-box>
        </draw:frame>
        <draw:connector draw:style-name="gr4" draw:text-style-name="P5" draw:layer="layout" svg:x1="9.975cm" svg:y1="20.463cm" svg:x2="11.449cm" svg:y2="20.463cm" draw:start-shape="id5" draw:start-glue-point="1" draw:end-shape="id6" draw:end-glue-point="3" svg:d="M9975 20463h1474" svg:viewBox="0 0 1475 1">
          <text:p/>
        </draw:connector>
        <draw:connector draw:style-name="gr5" draw:text-style-name="P5" draw:layer="layout" svg:x1="8.378cm" svg:y1="19.22cm" svg:x2="8.378cm" svg:y2="20.101cm" draw:start-shape="id7" draw:start-glue-point="2" draw:end-shape="id5" draw:end-glue-point="0" svg:d="M8378 19220v881" svg:viewBox="0 0 1 882">
          <text:p/>
        </draw:connector>
        <draw:frame draw:style-name="gr3" draw:text-style-name="P4" xml:id="id12" draw:id="id12" draw:layer="layout" svg:width="3.194cm" svg:height="0.725cm" svg:x="11.449cm" svg:y="21.807cm">
          <draw:text-box>
            <text:p><text:span text:style-name="T3">14:StmtList</text:span></text:p>
          </draw:text-box>
        </draw:frame>
        <draw:frame draw:style-name="gr3" draw:text-style-name="P4" xml:id="id20" draw:id="id20" draw:layer="layout" svg:width="3.194cm" svg:height="0.725cm" svg:x="11.449cm" svg:y="23.114cm">
          <draw:text-box>
            <text:p><text:span text:style-name="T3">15:ExprStmt</text:span></text:p>
          </draw:text-box>
        </draw:frame>
        <draw:frame draw:style-name="gr3" draw:text-style-name="P4" xml:id="id8" draw:id="id8" draw:layer="layout" svg:width="3.194cm" svg:height="0.725cm" svg:x="6.781cm" svg:y="24.474cm">
          <draw:text-box>
            <text:p><text:span text:style-name="T3">16:ifStmt</text:span></text:p>
          </draw:text-box>
        </draw:frame>
        <draw:connector draw:style-name="gr5" draw:text-style-name="P5" draw:layer="layout" svg:x1="8.378cm" svg:y1="20.826cm" svg:x2="8.378cm" svg:y2="24.474cm" draw:start-shape="id5" draw:start-glue-point="2" draw:end-shape="id8" draw:end-glue-point="0" svg:d="M8378 20826v3648" svg:viewBox="0 0 1 3649">
          <text:p/>
        </draw:connector>
        <draw:frame draw:style-name="gr3" draw:text-style-name="P4" xml:id="id19" draw:id="id19" draw:layer="layout" svg:width="3.194cm" svg:height="0.725cm" svg:x="11.449cm" svg:y="24.484cm">
          <draw:text-box>
            <text:p><text:span text:style-name="T3">17:unaryExpr</text:span></text:p>
          </draw:text-box>
        </draw:frame>
        <draw:connector draw:style-name="gr5" draw:text-style-name="P5" draw:layer="layout" svg:x1="8.378cm" svg:y1="16.64cm" svg:x2="8.378cm" svg:y2="17.225cm" draw:start-shape="id9" draw:start-glue-point="2" draw:end-shape="id10" draw:end-glue-point="0" svg:d="M8378 16640v585" svg:viewBox="0 0 1 586">
          <text:p/>
        </draw:connector>
        <draw:connector draw:style-name="gr5" draw:text-style-name="P5" draw:layer="layout" svg:x1="8.378cm" svg:y1="17.95cm" svg:x2="8.378cm" svg:y2="18.495cm" draw:start-shape="id10" draw:start-glue-point="2" draw:end-shape="id7" draw:end-glue-point="0" svg:d="M8378 17950v545" svg:viewBox="0 0 1 546">
          <text:p/>
        </draw:connector>
        <draw:frame draw:style-name="gr6" draw:text-style-name="P6" draw:layer="layout" svg:width="6.429cm" svg:height="1.673cm" svg:x="8.239cm" svg:y="1.762cm">
          <draw:text-box>
            <text:p text:style-name="P2">Statement Graph for </text:p>
            <text:p text:style-name="P2">Ifstatements.go</text:p>
          </draw:text-box>
        </draw:frame>
        <draw:connector draw:style-name="gr5" draw:text-style-name="P5" draw:layer="layout" svg:x1="13.6cm" svg:y1="7.303cm" svg:x2="13.6cm" svg:y2="8.139cm" draw:start-shape="id3" draw:start-glue-point="2" draw:end-shape="id11" draw:end-glue-point="0" svg:d="M13600 7303v836" svg:viewBox="0 0 1 837">
          <text:p/>
        </draw:connector>
        <draw:connector draw:style-name="gr7" draw:text-style-name="P5" draw:layer="layout" svg:x1="8.378cm" svg:y1="20.826cm" svg:x2="11.449cm" svg:y2="22.169cm" draw:start-shape="id5" draw:start-glue-point="2" draw:end-shape="id12" draw:end-glue-point="3" svg:d="M8378 20826v1343h3071" svg:viewBox="0 0 3072 1344">
          <text:p/>
        </draw:connector>
        <draw:frame draw:style-name="gr3" draw:text-style-name="P4" xml:id="id14" draw:id="id14" draw:layer="layout" svg:width="3.194cm" svg:height="0.725cm" svg:x="2.697cm" svg:y="10.181cm">
          <draw:text-box>
            <text:p><text:span text:style-name="T3">0:exit</text:span></text:p>
          </draw:text-box>
        </draw:frame>
        <draw:frame draw:style-name="gr3" draw:text-style-name="P4" xml:id="id16" draw:id="id16" draw:layer="layout" svg:width="3.194cm" svg:height="0.725cm" svg:x="2.566cm" svg:y="14.372cm">
          <draw:text-box>
            <text:p><text:span text:style-name="T3">6:exit</text:span></text:p>
          </draw:text-box>
        </draw:frame>
        <draw:connector draw:style-name="gr5" draw:text-style-name="P5" draw:layer="layout" svg:x1="4.294cm" svg:y1="5.154cm" svg:x2="4.294cm" svg:y2="10.181cm" draw:start-shape="id13" draw:start-glue-point="2" draw:end-shape="id14" draw:end-glue-point="0" svg:d="M4294 5154v5027" svg:viewBox="0 0 1 5028">
          <text:p/>
        </draw:connector>
        <draw:connector draw:style-name="gr5" draw:text-style-name="P5" draw:layer="layout" svg:x1="5.891cm" svg:y1="4.791cm" svg:x2="7.335cm" svg:y2="4.791cm" draw:start-shape="id13" draw:start-glue-point="1" draw:end-shape="id1" draw:end-glue-point="3" svg:d="M5891 4791h1444" svg:viewBox="0 0 1445 1">
          <text:p/>
        </draw:connector>
        <draw:connector draw:style-name="gr8" draw:text-style-name="P5" draw:layer="layout" svg:x1="8.932cm" svg:y1="9.54cm" svg:x2="5.891cm" svg:y2="10.543cm" draw:start-shape="id4" draw:start-glue-point="2" draw:end-shape="id14" draw:end-glue-point="1" svg:d="M8932 9540v1003h-3041" svg:viewBox="0 0 3042 1004">
          <text:p/>
        </draw:connector>
        <draw:connector draw:style-name="gr8" draw:text-style-name="P5" draw:layer="layout" svg:x1="13.6cm" svg:y1="8.864cm" svg:x2="5.891cm" svg:y2="10.543cm" draw:start-shape="id11" draw:start-glue-point="2" draw:end-shape="id14" draw:end-glue-point="1" svg:d="M13600 8864v1679h-7709" svg:viewBox="0 0 7710 1680">
          <text:p/>
        </draw:connector>
        <draw:connector draw:style-name="gr5" draw:text-style-name="P5" draw:layer="layout" svg:x1="5.76cm" svg:y1="12.993cm" svg:x2="7.204cm" svg:y2="13.033cm" draw:start-shape="id15" draw:start-glue-point="1" svg:d="M5760 12993h973v40h471" svg:viewBox="0 0 1445 41">
          <text:p/>
        </draw:connector>
        <draw:connector draw:style-name="gr5" draw:text-style-name="P5" draw:layer="layout" svg:x1="4.163cm" svg:y1="13.356cm" svg:x2="4.163cm" svg:y2="14.372cm" draw:start-shape="id15" draw:start-glue-point="2" draw:end-shape="id16" draw:end-glue-point="0" svg:d="M4163 13356v1016" svg:viewBox="0 0 1 1017">
          <text:p/>
        </draw:connector>
        <draw:connector draw:style-name="gr8" draw:text-style-name="P5" draw:layer="layout" svg:x1="8.801cm" svg:y1="13.436cm" svg:x2="5.76cm" svg:y2="14.734cm" draw:start-shape="id17" draw:start-glue-point="2" draw:end-shape="id16" draw:end-glue-point="1" svg:d="M8801 13436v1298h-3041" svg:viewBox="0 0 3042 1299">
          <text:p/>
        </draw:connector>
        <draw:connector draw:style-name="gr5" draw:text-style-name="P5" draw:layer="layout" svg:x1="5.337cm" svg:y1="16.277cm" svg:x2="6.781cm" svg:y2="16.277cm" draw:start-shape="id18" draw:start-glue-point="1" draw:end-shape="id9" draw:end-glue-point="3" svg:d="M5337 16277h1444" svg:viewBox="0 0 1445 1">
          <text:p/>
        </draw:connector>
        <draw:connector draw:style-name="gr5" draw:text-style-name="P5" draw:layer="layout" svg:x1="13.046cm" svg:y1="20.826cm" svg:x2="13.046cm" svg:y2="21.807cm" draw:start-shape="id6" draw:start-glue-point="2" draw:end-shape="id12" draw:end-glue-point="0" svg:d="M13046 20826v981" svg:viewBox="0 0 1 982">
          <text:p/>
        </draw:connector>
        <draw:connector draw:style-name="gr5" draw:text-style-name="P5" draw:layer="layout" svg:x1="8.378cm" svg:y1="25.199cm" svg:x2="8.51cm" svg:y2="26.273cm" draw:start-shape="id8" draw:start-glue-point="2" svg:d="M8378 25199v788h132v286" svg:viewBox="0 0 133 1075">
          <text:p/>
        </draw:connector>
        <draw:connector draw:style-name="gr5" draw:text-style-name="P5" draw:layer="layout" svg:x1="9.975cm" svg:y1="24.836cm" svg:x2="11.449cm" svg:y2="24.846cm" draw:start-shape="id8" draw:start-glue-point="1" draw:end-shape="id19" draw:end-glue-point="3" svg:d="M9975 24836h737v10h737" svg:viewBox="0 0 1475 11">
          <text:p/>
        </draw:connector>
        <draw:connector draw:style-name="gr5" draw:text-style-name="P5" draw:layer="layout" svg:x1="13.046cm" svg:y1="22.532cm" svg:x2="13.046cm" svg:y2="23.114cm" draw:start-shape="id12" draw:start-glue-point="2" draw:end-shape="id20" draw:end-glue-point="0" svg:d="M13046 22532v582" svg:viewBox="0 0 1 583">
          <text:p/>
        </draw:connector>
        <draw:connector draw:style-name="gr5" draw:text-style-name="P5" draw:layer="layout" svg:x1="13.046cm" svg:y1="23.839cm" svg:x2="13.046cm" svg:y2="24.484cm" draw:start-shape="id20" draw:start-glue-point="2" draw:end-shape="id19" draw:end-glue-point="0" svg:d="M13046 23839v645" svg:viewBox="0 0 1 646">
          <text:p/>
        </draw:connector>
        <draw:connector draw:style-name="gr9" draw:text-style-name="P5" draw:layer="layout" svg:x1="8.932cm" svg:y1="5.154cm" svg:x2="12.003cm" svg:y2="6.94cm" draw:start-shape="id1" draw:start-glue-point="2" draw:end-shape="id3" draw:end-glue-point="3" svg:d="M8932 5154v1786h3071" svg:viewBox="0 0 3072 1787">
          <text:p/>
        </draw:connector>
        <draw:frame draw:style-name="gr3" draw:text-style-name="P4" xml:id="id21" draw:id="id21" draw:layer="layout" svg:width="3.194cm" svg:height="0.725cm" svg:x="2.27cm" svg:y="2.598cm">
          <draw:text-box>
            <text:p><text:span text:style-name="T3">32:Expression</text:span></text:p>
          </draw:text-box>
        </draw:frame>
        <draw:connector draw:style-name="gr10" draw:text-style-name="P5" draw:layer="layout" svg:x1="3.867cm" svg:y1="3.323cm" svg:x2="4.294cm" svg:y2="4.429cm" draw:start-shape="id21" draw:start-glue-point="2" draw:end-shape="id13" draw:end-glue-point="0" svg:d="M3867 3323v553h427v553" svg:viewBox="0 0 428 1107">
          <text:p/>
        </draw:connector>
        <draw:connector draw:style-name="gr10" draw:text-style-name="P5" draw:layer="layout" svg:x1="4.294cm" svg:y1="10.906cm" svg:x2="2.27cm" svg:y2="2.96cm" draw:start-shape="id14" draw:start-glue-point="2" draw:end-shape="id21" draw:end-glue-point="3" svg:d="M4294 10906v501h-2525v-8447h501" svg:viewBox="0 0 2526 8448">
          <text:p/>
        </draw:connector>
        <draw:frame draw:style-name="gr3" draw:text-style-name="P4" xml:id="id22" draw:id="id22" draw:layer="layout" svg:width="3.575cm" svg:height="0.725cm" svg:x="1.9cm" svg:y="11.679cm">
          <draw:text-box>
            <text:p><text:span text:style-name="T3">21:assignment</text:span></text:p>
          </draw:text-box>
        </draw:frame>
        <draw:connector draw:style-name="gr10" draw:text-style-name="P5" draw:layer="layout" svg:x1="3.687cm" svg:y1="12.404cm" svg:x2="4.163cm" svg:y2="12.631cm" draw:start-shape="id22" draw:start-glue-point="2" draw:end-shape="id15" draw:end-glue-point="0" svg:d="M3687 12404v114h476v113" svg:viewBox="0 0 477 228">
          <text:p/>
        </draw:connector>
        <draw:connector draw:style-name="gr10" draw:text-style-name="P5" draw:layer="layout" svg:x1="2.566cm" svg:y1="14.734cm" svg:x2="1.9cm" svg:y2="12.041cm" draw:start-shape="id16" draw:start-glue-point="3" draw:end-shape="id22" draw:end-glue-point="3" svg:d="M2566 14734h-1167v-2693h501" svg:viewBox="0 0 1168 2694">
          <text:p/>
        </draw:connector>
        <draw:frame draw:style-name="gr11" draw:text-style-name="P7" draw:layer="measurelines" svg:width="2.263cm" svg:height="0.806cm" svg:x="17.137cm" svg:y="4.979cm">
          <draw:text-box>
            <text:p><text:span text:style-name="T4">ifSimple</text:span></text:p>
          </draw:text-box>
        </draw:frame>
        <draw:line draw:style-name="gr4" draw:text-style-name="P5" draw:layer="measurelines" svg:x1="17.018cm" svg:y1="6.055cm" svg:x2="18.923cm" svg:y2="6.055cm">
          <text:p/>
        </draw:line>
        <draw:frame draw:style-name="gr12" draw:text-style-name="P7" draw:layer="measurelines" svg:width="1.852cm" svg:height="0.806cm" svg:x="17.044cm" svg:y="10.881cm">
          <draw:text-box>
            <text:p><text:span text:style-name="T4">forPre</text:span></text:p>
          </draw:text-box>
        </draw:frame>
        <draw:frame draw:style-name="gr11" draw:text-style-name="P7" draw:layer="measurelines" svg:width="2.263cm" svg:height="0.806cm" svg:x="16.839cm" svg:y="12.449cm">
          <draw:text-box>
            <text:p><text:span text:style-name="T4">forCond</text:span></text:p>
          </draw:text-box>
        </draw:frame>
        <draw:frame draw:style-name="gr13" draw:text-style-name="P7" draw:layer="measurelines" svg:width="2.077cm" svg:height="0.806cm" svg:x="16.932cm" svg:y="14.183cm">
          <draw:text-box>
            <text:p><text:span text:style-name="T4">forPost</text:span></text:p>
          </draw:text-box>
        </draw:frame>
        <draw:frame draw:style-name="gr14" draw:text-style-name="P7" draw:layer="measurelines" svg:width="2.297cm" svg:height="0.806cm" svg:x="16.822cm" svg:y="15.243cm">
          <draw:text-box>
            <text:p><text:span text:style-name="T4">forBlock</text:span></text:p>
          </draw:text-box>
        </draw:frame>
        <draw:frame draw:style-name="gr15" draw:text-style-name="P6" draw:layer="measurelines" svg:width="3.834cm" svg:height="0.962cm" svg:x="16.053cm" svg:y="3.896cm">
          <draw:text-box>
            <text:p text:style-name="P2">Edge Types</text:p>
          </draw:text-box>
        </draw:frame>
        <draw:line draw:style-name="gr16" draw:text-style-name="P5" draw:layer="measurelines" svg:x1="17.018cm" svg:y1="11.941cm" svg:x2="18.923cm" svg:y2="11.941cm">
          <text:p/>
        </draw:line>
        <draw:line draw:style-name="gr17" draw:text-style-name="P5" draw:layer="measurelines" svg:x1="17.018cm" svg:y1="6.055cm" svg:x2="18.923cm" svg:y2="6.055cm">
          <text:p/>
        </draw:line>
        <draw:line draw:style-name="gr18" draw:text-style-name="P5" draw:layer="measurelines" svg:x1="17.018cm" svg:y1="13.592cm" svg:x2="18.923cm" svg:y2="13.592cm">
          <text:p/>
        </draw:line>
        <draw:frame draw:style-name="gr19" draw:text-style-name="P7" draw:layer="measurelines" svg:width="1.666cm" svg:height="0.806cm" svg:x="17.137cm" svg:y="6.436cm">
          <draw:text-box>
            <text:p><text:span text:style-name="T4">ifTest</text:span></text:p>
          </draw:text-box>
        </draw:frame>
        <draw:frame draw:style-name="gr13" draw:text-style-name="P7" draw:layer="measurelines" svg:width="2.077cm" svg:height="0.806cm" svg:x="16.932cm" svg:y="7.662cm">
          <draw:text-box>
            <text:p><text:span text:style-name="T4">ifTaken</text:span></text:p>
          </draw:text-box>
        </draw:frame>
        <draw:frame draw:style-name="gr20" draw:text-style-name="P7" draw:layer="measurelines" svg:width="1.717cm" svg:height="0.806cm" svg:x="17.112cm" svg:y="8.849cm">
          <draw:text-box>
            <text:p><text:span text:style-name="T4">ifElse</text:span></text:p>
          </draw:text-box>
        </draw:frame>
        <draw:line draw:style-name="gr4" draw:text-style-name="P5" draw:layer="measurelines" svg:x1="17.018cm" svg:y1="7.325cm" svg:x2="18.923cm" svg:y2="7.325cm">
          <text:p/>
        </draw:line>
        <draw:line draw:style-name="gr9" draw:text-style-name="P5" draw:layer="measurelines" svg:x1="17.018cm" svg:y1="8.595cm" svg:x2="18.923cm" svg:y2="8.595cm">
          <text:p/>
        </draw:line>
        <draw:line draw:style-name="gr21" draw:text-style-name="P5" draw:layer="measurelines" svg:x1="17.018cm" svg:y1="9.738cm" svg:x2="18.923cm" svg:y2="9.738cm">
          <text:p/>
        </draw:line>
        <draw:line draw:style-name="gr22" draw:text-style-name="P5" draw:layer="measurelines" svg:x1="17.018cm" svg:y1="15.072cm" svg:x2="18.923cm" svg:y2="15.072cm">
          <text:p/>
        </draw:line>
        <draw:line draw:style-name="gr23" draw:text-style-name="P5" draw:layer="measurelines" svg:x1="17.018cm" svg:y1="16.215cm" svg:x2="18.923cm" svg:y2="16.215cm">
          <text:p/>
        </draw:line>
        <draw:frame draw:style-name="gr24" draw:text-style-name="P7" draw:layer="measurelines" svg:width="5.222cm" svg:height="0.806cm" svg:x="15.563cm" svg:y="17.314cm">
          <draw:text-box>
            <text:p><text:span text:style-name="T4">Sequential successor</text:span></text:p>
          </draw:text-box>
        </draw:frame>
        <draw:frame draw:style-name="gr25" draw:text-style-name="P7" draw:layer="measurelines" svg:width="3.254cm" svg:height="0.806cm" svg:x="16.343cm" svg:y="20.108cm">
          <draw:text-box>
            <text:p><text:span text:style-name="T4">FunctionCall</text:span></text:p>
          </draw:text-box>
        </draw:frame>
        <draw:frame draw:style-name="gr26" draw:text-style-name="P7" draw:layer="measurelines" svg:width="4.591cm" svg:height="0.806cm" svg:x="15.675cm" svg:y="18.711cm">
          <draw:text-box>
            <text:p><text:span text:style-name="T4">Inferred successor</text:span></text:p>
          </draw:text-box>
        </draw:frame>
        <draw:line draw:style-name="gr10" draw:text-style-name="P5" draw:layer="measurelines" svg:x1="16.573cm" svg:y1="21.422cm" svg:x2="19.367cm" svg:y2="21.422cm">
          <text:p/>
        </draw:line>
        <draw:line draw:style-name="gr8" draw:text-style-name="P5" draw:layer="measurelines" svg:x1="16.7cm" svg:y1="19.644cm" svg:x2="19.24cm" svg:y2="19.644cm">
          <text:p/>
        </draw:line>
        <draw:line draw:style-name="gr5" draw:text-style-name="P5" draw:layer="measurelines" svg:x1="16.51cm" svg:y1="18.247cm" svg:x2="19.431cm" svg:y2="18.247cm">
          <text:p/>
        </draw:line>
      </draw:page>
      <draw:page draw:name="page3" draw:style-name="dp1" draw:master-page-name="Default">
        <draw:frame draw:style-name="gr3" draw:text-style-name="P4" xml:id="id30" draw:id="id30" draw:layer="layout" svg:width="3.194cm" svg:height="0.725cm" svg:x="1.885cm" svg:y="3.44cm">
          <draw:text-box>
            <text:p><text:span text:style-name="T3">16:ifStmt</text:span></text:p>
          </draw:text-box>
        </draw:frame>
        <draw:frame draw:style-name="gr3" draw:text-style-name="P4" xml:id="id45" draw:id="id45" draw:layer="layout" svg:width="3.194cm" svg:height="0.725cm" svg:x="6.072cm" svg:y="3.45cm">
          <draw:text-box>
            <text:p><text:span text:style-name="T3">17:unaryExpr</text:span></text:p>
          </draw:text-box>
        </draw:frame>
        <draw:frame draw:style-name="gr3" draw:text-style-name="P4" xml:id="id31" draw:id="id31" draw:layer="layout" svg:width="3.194cm" svg:height="0.725cm" svg:x="6.072cm" svg:y="4.974cm">
          <draw:text-box>
            <text:p><text:span text:style-name="T3">18:StmtList</text:span></text:p>
          </draw:text-box>
        </draw:frame>
        <draw:frame draw:style-name="gr3" draw:text-style-name="P4" xml:id="id23" draw:id="id23" draw:layer="layout" svg:width="3.512cm" svg:height="0.725cm" svg:x="5.913cm" svg:y="6.498cm">
          <draw:text-box>
            <text:p><text:span text:style-name="T3">19:assignment</text:span></text:p>
          </draw:text-box>
        </draw:frame>
        <draw:frame draw:style-name="gr3" draw:text-style-name="P4" xml:id="id24" draw:id="id24" draw:layer="layout" svg:width="3.575cm" svg:height="0.725cm" svg:x="5.882cm" svg:y="7.768cm">
          <draw:text-box>
            <text:p><text:span text:style-name="T3">20:assignment</text:span></text:p>
          </draw:text-box>
        </draw:frame>
        <draw:frame draw:style-name="gr3" draw:text-style-name="P4" xml:id="id25" draw:id="id25" draw:layer="layout" svg:width="3.575cm" svg:height="0.725cm" svg:x="5.882cm" svg:y="9.038cm">
          <draw:text-box>
            <text:p><text:span text:style-name="T3">21:assignment</text:span></text:p>
          </draw:text-box>
        </draw:frame>
        <draw:connector draw:style-name="gr5" draw:text-style-name="P5" draw:layer="layout" svg:x1="7.669cm" svg:y1="7.223cm" svg:x2="7.669cm" svg:y2="7.768cm" draw:start-shape="id23" draw:start-glue-point="2" draw:end-shape="id24" draw:end-glue-point="0" svg:d="M7669 7223v545" svg:viewBox="0 0 1 546">
          <text:p/>
        </draw:connector>
        <draw:connector draw:style-name="gr5" draw:text-style-name="P5" draw:layer="layout" svg:x1="7.669cm" svg:y1="8.493cm" svg:x2="7.669cm" svg:y2="9.038cm" draw:start-shape="id24" draw:start-glue-point="2" draw:end-shape="id25" draw:end-glue-point="0" svg:d="M7669 8493v545" svg:viewBox="0 0 1 546">
          <text:p/>
        </draw:connector>
        <draw:frame draw:style-name="gr3" draw:text-style-name="P4" xml:id="id32" draw:id="id32" draw:layer="layout" svg:width="3.194cm" svg:height="0.725cm" svg:x="6.072cm" svg:y="10.435cm">
          <draw:text-box>
            <text:p><text:span text:style-name="T3">22:ExprStmt</text:span></text:p>
          </draw:text-box>
        </draw:frame>
        <draw:frame draw:style-name="gr3" draw:text-style-name="P4" xml:id="id26" draw:id="id26" draw:layer="layout" svg:width="3.512cm" svg:height="0.725cm" svg:x="10.175cm" svg:y="4.165cm">
          <draw:text-box>
            <text:p><text:span text:style-name="T3">24:assignment</text:span></text:p>
          </draw:text-box>
        </draw:frame>
        <draw:frame draw:style-name="gr3" draw:text-style-name="P4" xml:id="id27" draw:id="id27" draw:layer="layout" svg:width="3.575cm" svg:height="0.725cm" svg:x="10.144cm" svg:y="5.435cm">
          <draw:text-box>
            <text:p><text:span text:style-name="T3">25:assignment</text:span></text:p>
          </draw:text-box>
        </draw:frame>
        <draw:connector draw:style-name="gr5" draw:text-style-name="P5" draw:layer="layout" svg:x1="11.931cm" svg:y1="4.89cm" svg:x2="11.931cm" svg:y2="5.435cm" draw:start-shape="id26" draw:start-glue-point="2" draw:end-shape="id27" draw:end-glue-point="0" svg:d="M11931 4890v545" svg:viewBox="0 0 1 546">
          <text:p/>
        </draw:connector>
        <draw:frame draw:style-name="gr3" draw:text-style-name="P4" xml:id="id28" draw:id="id28" draw:layer="layout" svg:width="3.194cm" svg:height="0.725cm" svg:x="10.334cm" svg:y="6.832cm">
          <draw:text-box>
            <text:p><text:span text:style-name="T3">26:ifStmt</text:span></text:p>
          </draw:text-box>
        </draw:frame>
        <draw:frame draw:style-name="gr3" draw:text-style-name="P4" xml:id="id29" draw:id="id29" draw:layer="layout" svg:width="3.194cm" svg:height="0.725cm" svg:x="14.544cm" svg:y="6.832cm">
          <draw:text-box>
            <text:p><text:span text:style-name="T3">27:unaryExpr</text:span></text:p>
          </draw:text-box>
        </draw:frame>
        <draw:connector draw:style-name="gr4" draw:text-style-name="P5" draw:layer="layout" svg:x1="13.528cm" svg:y1="7.194cm" svg:x2="14.544cm" svg:y2="7.194cm" draw:start-shape="id28" draw:start-glue-point="1" draw:end-shape="id29" draw:end-glue-point="3" svg:d="M13528 7194h1016" svg:viewBox="0 0 1017 1">
          <text:p/>
        </draw:connector>
        <draw:frame draw:style-name="gr3" draw:text-style-name="P4" xml:id="id33" draw:id="id33" draw:layer="layout" svg:width="3.194cm" svg:height="0.725cm" svg:x="14.544cm" svg:y="8.319cm">
          <draw:text-box>
            <text:p><text:span text:style-name="T3">28:StmtList</text:span></text:p>
          </draw:text-box>
        </draw:frame>
        <draw:frame draw:style-name="gr3" draw:text-style-name="P4" xml:id="id36" draw:id="id36" draw:layer="layout" svg:width="3.194cm" svg:height="0.725cm" svg:x="14.544cm" svg:y="9.8cm">
          <draw:text-box>
            <text:p><text:span text:style-name="T3">29:ExprStmt</text:span></text:p>
          </draw:text-box>
        </draw:frame>
        <draw:connector draw:style-name="gr4" draw:text-style-name="P5" draw:layer="layout" svg:x1="3.482cm" svg:y1="4.165cm" svg:x2="6.072cm" svg:y2="5.336cm" draw:start-shape="id30" draw:start-glue-point="2" draw:end-shape="id31" draw:end-glue-point="3" svg:d="M3482 4165v1171h2590" svg:viewBox="0 0 2591 1172">
          <text:p/>
        </draw:connector>
        <draw:connector draw:style-name="gr21" draw:text-style-name="P5" draw:layer="layout" svg:x1="3.482cm" svg:y1="4.165cm" svg:x2="10.175cm" svg:y2="4.527cm" draw:start-shape="id30" draw:start-glue-point="2" draw:end-shape="id26" draw:end-glue-point="3" svg:d="M3482 4165v501h4145v-139h2548" svg:viewBox="0 0 6694 502">
          <text:p/>
        </draw:connector>
        <draw:connector draw:style-name="gr5" draw:text-style-name="P5" draw:layer="layout" svg:x1="11.931cm" svg:y1="6.16cm" svg:x2="11.931cm" svg:y2="6.832cm" draw:start-shape="id27" draw:start-glue-point="2" draw:end-shape="id28" draw:end-glue-point="0" svg:d="M11931 6160v672" svg:viewBox="0 0 1 673">
          <text:p/>
        </draw:connector>
        <draw:connector draw:style-name="gr5" draw:text-style-name="P5" draw:layer="layout" svg:x1="7.669cm" svg:y1="5.699cm" svg:x2="7.669cm" svg:y2="6.498cm" draw:start-shape="id31" draw:start-glue-point="2" draw:end-shape="id23" draw:end-glue-point="0" svg:d="M7669 5699v799" svg:viewBox="0 0 1 800">
          <text:p/>
        </draw:connector>
        <draw:connector draw:style-name="gr5" draw:text-style-name="P5" draw:layer="layout" svg:x1="7.669cm" svg:y1="9.763cm" svg:x2="7.669cm" svg:y2="10.435cm" draw:start-shape="id25" draw:start-glue-point="2" draw:end-shape="id32" draw:end-glue-point="0" svg:d="M7669 9763v672" svg:viewBox="0 0 1 673">
          <text:p/>
        </draw:connector>
        <draw:connector draw:style-name="gr9" draw:text-style-name="P5" draw:layer="layout" svg:x1="11.931cm" svg:y1="7.557cm" svg:x2="14.544cm" svg:y2="8.681cm" draw:start-shape="id28" draw:start-glue-point="2" draw:end-shape="id33" draw:end-glue-point="3" svg:d="M11931 7557v1124h2613" svg:viewBox="0 0 2614 1125">
          <text:p/>
        </draw:connector>
        <draw:frame draw:style-name="gr3" draw:text-style-name="P4" xml:id="id34" draw:id="id34" draw:layer="layout" svg:width="3.194cm" svg:height="0.725cm" svg:x="1.885cm" svg:y="13.737cm">
          <draw:text-box>
            <text:p><text:span text:style-name="T3">30:ifStmt</text:span></text:p>
          </draw:text-box>
        </draw:frame>
        <draw:frame draw:style-name="gr3" draw:text-style-name="P4" xml:id="id39" draw:id="id39" draw:layer="layout" svg:width="3.683cm" svg:height="0.725cm" svg:x="5.828cm" svg:y="13.737cm">
          <draw:text-box>
            <text:p><text:span text:style-name="T3">31:ShortVarDecl</text:span></text:p>
          </draw:text-box>
        </draw:frame>
        <draw:frame draw:style-name="gr3" draw:text-style-name="P4" xml:id="id35" draw:id="id35" draw:layer="layout" svg:width="3.194cm" svg:height="0.725cm" svg:x="6.072cm" svg:y="15.107cm">
          <draw:text-box>
            <text:p><text:span text:style-name="T3">32:Expression</text:span></text:p>
          </draw:text-box>
        </draw:frame>
        <draw:connector draw:style-name="gr4" draw:text-style-name="P5" draw:layer="layout" svg:x1="3.482cm" svg:y1="14.462cm" svg:x2="6.072cm" svg:y2="15.469cm" draw:start-shape="id34" draw:start-glue-point="2" draw:end-shape="id35" draw:end-glue-point="3" svg:d="M3482 14462v1007h2590" svg:viewBox="0 0 2591 1008">
          <text:p/>
        </draw:connector>
        <draw:connector draw:style-name="gr5" draw:text-style-name="P5" draw:layer="layout" svg:x1="3.482cm" svg:y1="4.165cm" svg:x2="3.482cm" svg:y2="13.737cm" draw:start-shape="id30" draw:start-glue-point="2" draw:end-shape="id34" draw:end-glue-point="0" svg:d="M3482 4165v9572" svg:viewBox="0 0 1 9573">
          <text:p/>
        </draw:connector>
        <draw:connector draw:style-name="gr5" draw:text-style-name="P5" draw:layer="layout" svg:x1="16.141cm" svg:y1="7.557cm" svg:x2="16.141cm" svg:y2="8.319cm" draw:start-shape="id29" draw:start-glue-point="2" draw:end-shape="id33" draw:end-glue-point="0" svg:d="M16141 7557v762" svg:viewBox="0 0 1 763">
          <text:p/>
        </draw:connector>
        <draw:connector draw:style-name="gr5" draw:text-style-name="P5" draw:layer="layout" svg:x1="16.141cm" svg:y1="9.044cm" svg:x2="16.141cm" svg:y2="9.8cm" draw:start-shape="id33" draw:start-glue-point="2" draw:end-shape="id36" draw:end-glue-point="0" svg:d="M16141 9044v756" svg:viewBox="0 0 1 757">
          <text:p/>
        </draw:connector>
        <draw:connector draw:style-name="gr27" draw:text-style-name="P5" draw:layer="layout" svg:x1="7.669cm" svg:y1="11.16cm" svg:x2="3.482cm" svg:y2="13.737cm" draw:start-shape="id32" draw:start-glue-point="2" draw:end-shape="id34" draw:end-glue-point="0" svg:d="M7669 11160v1289h-4187v1288" svg:viewBox="0 0 4188 2578">
          <text:p/>
        </draw:connector>
        <draw:connector draw:style-name="gr27" draw:text-style-name="P5" draw:layer="layout" svg:x1="11.931cm" svg:y1="7.557cm" svg:x2="3.477cm" svg:y2="13.573cm" draw:start-shape="id28" draw:start-glue-point="2" draw:end-shape="id37" draw:end-glue-point="3" svg:d="M11931 7557v1303h-8954v4713h500" svg:viewBox="0 0 8955 6017">
          <text:p/>
        </draw:connector>
        <draw:connector draw:style-name="gr27" draw:text-style-name="P5" xml:id="id37" draw:id="id37" draw:layer="layout" svg:x1="14.544cm" svg:y1="10.162cm" svg:x2="3.477cm" svg:y2="13.573cm" draw:start-shape="id36" draw:start-glue-point="3" svg:d="M14544 10162h-5784v3411h-5283" svg:viewBox="0 0 11068 3412">
          <text:p/>
        </draw:connector>
        <draw:frame draw:style-name="gr3" draw:text-style-name="P4" xml:id="id38" draw:id="id38" draw:layer="layout" svg:width="3.194cm" svg:height="0.725cm" svg:x="6.072cm" svg:y="16.367cm">
          <draw:text-box>
            <text:p><text:span text:style-name="T3">33:StmtList</text:span></text:p>
          </draw:text-box>
        </draw:frame>
        <draw:frame draw:style-name="gr3" draw:text-style-name="P4" xml:id="id40" draw:id="id40" draw:layer="layout" svg:width="3.194cm" svg:height="0.725cm" svg:x="6.072cm" svg:y="17.801cm">
          <draw:text-box>
            <text:p><text:span text:style-name="T3">34:ExprStmt</text:span></text:p>
          </draw:text-box>
        </draw:frame>
        <draw:connector draw:style-name="gr9" draw:text-style-name="P5" draw:layer="layout" svg:x1="3.482cm" svg:y1="14.462cm" svg:x2="6.072cm" svg:y2="16.729cm" draw:start-shape="id34" draw:start-glue-point="2" draw:end-shape="id38" draw:end-glue-point="3" svg:d="M3482 14462v2267h2590" svg:viewBox="0 0 2591 2268">
          <text:p/>
        </draw:connector>
        <draw:frame draw:style-name="gr6" draw:text-style-name="P6" draw:layer="layout" svg:width="6.429cm" svg:height="1.673cm" svg:x="8.213cm" svg:y="1.309cm">
          <draw:text-box>
            <text:p text:style-name="P2">Statement Graph for </text:p>
            <text:p text:style-name="P2">Ifstatements.go</text:p>
          </draw:text-box>
        </draw:frame>
        <draw:connector draw:style-name="gr5" draw:text-style-name="P5" draw:layer="layout" svg:x1="7.669cm" svg:y1="14.462cm" svg:x2="7.669cm" svg:y2="15.107cm" draw:start-shape="id39" draw:start-glue-point="2" draw:end-shape="id35" draw:end-glue-point="0" svg:d="M7669 14462v645" svg:viewBox="0 0 1 646">
          <text:p/>
        </draw:connector>
        <draw:connector draw:style-name="gr5" draw:text-style-name="P5" draw:layer="layout" svg:x1="7.669cm" svg:y1="17.092cm" svg:x2="7.669cm" svg:y2="17.801cm" draw:start-shape="id38" draw:start-glue-point="2" draw:end-shape="id40" draw:end-glue-point="0" svg:d="M7669 17092v709" svg:viewBox="0 0 1 710">
          <text:p/>
        </draw:connector>
        <draw:frame draw:style-name="gr3" draw:text-style-name="P4" xml:id="id41" draw:id="id41" draw:layer="layout" svg:width="3.194cm" svg:height="0.725cm" svg:x="1.885cm" svg:y="19.489cm">
          <draw:text-box>
            <text:p><text:span text:style-name="T3">35:ifStmt</text:span></text:p>
          </draw:text-box>
        </draw:frame>
        <draw:frame draw:style-name="gr3" draw:text-style-name="P4" xml:id="id46" draw:id="id46" draw:layer="layout" svg:width="3.683cm" svg:height="0.725cm" svg:x="5.828cm" svg:y="19.489cm">
          <draw:text-box>
            <text:p><text:span text:style-name="T3">36:ShortVarDecl</text:span></text:p>
          </draw:text-box>
        </draw:frame>
        <draw:frame draw:style-name="gr3" draw:text-style-name="P4" xml:id="id42" draw:id="id42" draw:layer="layout" svg:width="3.194cm" svg:height="0.725cm" svg:x="6.072cm" svg:y="20.859cm">
          <draw:text-box>
            <text:p><text:span text:style-name="T3">37:Expression</text:span></text:p>
          </draw:text-box>
        </draw:frame>
        <draw:connector draw:style-name="gr4" draw:text-style-name="P5" draw:layer="layout" svg:x1="3.482cm" svg:y1="20.214cm" svg:x2="6.072cm" svg:y2="21.221cm" draw:start-shape="id41" draw:start-glue-point="2" draw:end-shape="id42" draw:end-glue-point="3" svg:d="M3482 20214v1007h2590" svg:viewBox="0 0 2591 1008">
          <text:p/>
        </draw:connector>
        <draw:frame draw:style-name="gr3" draw:text-style-name="P4" xml:id="id43" draw:id="id43" draw:layer="layout" svg:width="3.194cm" svg:height="0.725cm" svg:x="6.072cm" svg:y="22.119cm">
          <draw:text-box>
            <text:p><text:span text:style-name="T3">38:StmtList</text:span></text:p>
          </draw:text-box>
        </draw:frame>
        <draw:connector draw:style-name="gr9" draw:text-style-name="P5" draw:layer="layout" svg:x1="3.482cm" svg:y1="20.214cm" svg:x2="6.072cm" svg:y2="22.481cm" draw:start-shape="id41" draw:start-glue-point="2" draw:end-shape="id43" draw:end-glue-point="3" svg:d="M3482 20214v2267h2590" svg:viewBox="0 0 2591 2268">
          <text:p/>
        </draw:connector>
        <draw:frame draw:style-name="gr3" draw:text-style-name="P4" xml:id="id50" draw:id="id50" draw:layer="layout" svg:width="3.194cm" svg:height="0.725cm" svg:x="6.072cm" svg:y="23.516cm">
          <draw:text-box>
            <text:p><text:span text:style-name="T3">39:ExprStmt</text:span></text:p>
          </draw:text-box>
        </draw:frame>
        <draw:frame draw:style-name="gr3" draw:text-style-name="P4" xml:id="id44" draw:id="id44" draw:layer="layout" svg:width="3.194cm" svg:height="0.725cm" svg:x="11.414cm" svg:y="21.484cm">
          <draw:text-box>
            <text:p><text:span text:style-name="T3">40:StmtList</text:span></text:p>
          </draw:text-box>
        </draw:frame>
        <draw:connector draw:style-name="gr21" draw:text-style-name="P5" draw:layer="layout" svg:x1="3.482cm" svg:y1="20.214cm" svg:x2="11.414cm" svg:y2="21.846cm" draw:start-shape="id41" draw:start-glue-point="2" draw:end-shape="id44" draw:end-glue-point="3" svg:d="M3482 20214v1632h7932" svg:viewBox="0 0 7933 1633">
          <text:p/>
        </draw:connector>
        <draw:connector draw:style-name="gr5" draw:text-style-name="P5" draw:layer="layout" svg:x1="3.482cm" svg:y1="14.462cm" svg:x2="3.482cm" svg:y2="19.489cm" draw:start-shape="id34" draw:start-glue-point="2" draw:end-shape="id41" draw:end-glue-point="0" svg:d="M3482 14462v5027" svg:viewBox="0 0 1 5028">
          <text:p/>
        </draw:connector>
        <draw:connector draw:style-name="gr4" draw:text-style-name="P5" draw:layer="layout" svg:x1="5.079cm" svg:y1="3.802cm" svg:x2="6.072cm" svg:y2="3.812cm" draw:start-shape="id30" draw:start-glue-point="1" draw:end-shape="id45" draw:end-glue-point="3" svg:d="M5079 3802h497v10h496" svg:viewBox="0 0 994 11">
          <text:p/>
        </draw:connector>
        <draw:frame draw:style-name="gr3" draw:text-style-name="P4" xml:id="id48" draw:id="id48" draw:layer="layout" svg:width="3.194cm" svg:height="0.725cm" svg:x="1.997cm" svg:y="24.913cm">
          <draw:text-box>
            <text:p><text:span text:style-name="T3">42:ifStmt</text:span></text:p>
          </draw:text-box>
        </draw:frame>
        <draw:frame draw:style-name="gr3" draw:text-style-name="P4" xml:id="id47" draw:id="id47" draw:layer="layout" svg:width="3.194cm" svg:height="0.725cm" svg:x="11.414cm" svg:y="22.717cm">
          <draw:text-box>
            <text:p><text:span text:style-name="T3">41:ExprStmt</text:span></text:p>
          </draw:text-box>
        </draw:frame>
        <draw:connector draw:style-name="gr17" draw:text-style-name="P5" draw:layer="layout" svg:x1="5.079cm" svg:y1="19.851cm" svg:x2="5.828cm" svg:y2="19.851cm" draw:start-shape="id41" draw:start-glue-point="1" draw:end-shape="id46" draw:end-glue-point="3" svg:d="M5079 19851h749" svg:viewBox="0 0 750 1">
          <text:p/>
        </draw:connector>
        <draw:connector draw:style-name="gr5" draw:text-style-name="P5" draw:layer="layout" svg:x1="13.011cm" svg:y1="22.209cm" svg:x2="13.011cm" svg:y2="22.717cm" draw:start-shape="id44" draw:start-glue-point="2" draw:end-shape="id47" draw:end-glue-point="0" svg:d="M13011 22209v508" svg:viewBox="0 0 1 509">
          <text:p/>
        </draw:connector>
        <draw:line draw:style-name="gr5" draw:text-style-name="P5" xml:id="id51" draw:id="id51" draw:layer="layout" svg:x1="3.54cm" svg:y1="20.304cm" svg:x2="3.54cm" svg:y2="25.003cm">
          <text:p/>
        </draw:line>
        <draw:line draw:style-name="gr5" draw:text-style-name="P5" draw:layer="layout" svg:x1="6.738cm" svg:y1="25.287cm" svg:x2="6.738cm" svg:y2="29.986cm">
          <text:p/>
        </draw:line>
        <draw:frame draw:style-name="gr3" draw:text-style-name="P4" xml:id="id49" draw:id="id49" draw:layer="layout" svg:width="3.683cm" svg:height="0.725cm" svg:x="5.826cm" svg:y="24.866cm">
          <draw:text-box>
            <text:p><text:span text:style-name="T3">43:ShortVarDecl</text:span></text:p>
          </draw:text-box>
        </draw:frame>
        <draw:connector draw:style-name="gr5" draw:text-style-name="P5" draw:layer="layout" svg:x1="5.191cm" svg:y1="25.275cm" svg:x2="5.826cm" svg:y2="25.228cm" draw:start-shape="id48" draw:start-glue-point="1" draw:end-shape="id49" draw:end-glue-point="3" svg:d="M5191 25275h318v-47h317" svg:viewBox="0 0 636 48">
          <text:p/>
        </draw:connector>
        <draw:connector draw:style-name="gr5" draw:text-style-name="P5" draw:layer="layout" svg:x1="7.669cm" svg:y1="22.844cm" svg:x2="7.669cm" svg:y2="23.516cm" draw:start-shape="id43" draw:start-glue-point="2" draw:end-shape="id50" draw:end-glue-point="0" svg:d="M7669 22844v672" svg:viewBox="0 0 1 673">
          <text:p/>
        </draw:connector>
        <draw:connector draw:style-name="gr8" draw:text-style-name="P5" draw:layer="layout" svg:x1="7.669cm" svg:y1="24.241cm" svg:x2="3.54cm" svg:y2="25.003cm" draw:start-shape="id50" draw:start-glue-point="2" draw:end-shape="id51" draw:end-glue-point="2" svg:d="M7669 24241v762h-4129" svg:viewBox="0 0 4130 763">
          <text:p/>
        </draw:connector>
        <draw:connector draw:style-name="gr8" draw:text-style-name="P5" draw:layer="layout" draw:line-skew="0cm -3.941cm 1.861cm" svg:x1="7.669cm" svg:y1="18.526cm" svg:x2="3.482cm" svg:y2="19.489cm" draw:start-shape="id40" draw:start-glue-point="2" draw:end-shape="id41" draw:end-glue-point="0" svg:d="M7669 18526v501h-1843v134h-2344v328" svg:viewBox="0 0 4188 964">
          <text:p/>
        </draw:connector>
        <draw:connector draw:style-name="gr5" draw:text-style-name="P5" draw:layer="layout" svg:x1="7.669cm" svg:y1="24.241cm" svg:x2="7.667cm" svg:y2="24.866cm" draw:start-shape="id50" draw:start-glue-point="2" draw:end-shape="id49" draw:end-glue-point="0" svg:d="M7669 24241v313h-2v312" svg:viewBox="0 0 3 626">
          <text:p/>
        </draw:connector>
        <draw:connector draw:style-name="gr5" draw:text-style-name="P5" draw:layer="layout" svg:x1="7.669cm" svg:y1="20.214cm" svg:x2="7.669cm" svg:y2="20.859cm" draw:start-shape="id46" draw:start-glue-point="2" draw:end-shape="id42" draw:end-glue-point="0" svg:d="M7669 20214v645" svg:viewBox="0 0 1 646">
          <text:p/>
        </draw:connector>
        <draw:connector draw:style-name="gr5" draw:text-style-name="P5" draw:layer="layout" svg:x1="7.669cm" svg:y1="21.584cm" svg:x2="7.669cm" svg:y2="22.119cm" draw:start-shape="id42" draw:start-glue-point="2" draw:end-shape="id43" draw:end-glue-point="0" svg:d="M7669 21584v535" svg:viewBox="0 0 1 536">
          <text:p/>
        </draw:connector>
        <draw:connector draw:style-name="gr5" draw:text-style-name="P5" draw:layer="layout" svg:x1="7.669cm" svg:y1="15.832cm" svg:x2="7.669cm" svg:y2="16.367cm" draw:start-shape="id35" draw:start-glue-point="2" draw:end-shape="id38" draw:end-glue-point="0" svg:d="M7669 15832v535" svg:viewBox="0 0 1 536">
          <text:p/>
        </draw:connector>
        <draw:connector draw:style-name="gr5" draw:text-style-name="P5" draw:layer="layout" svg:x1="7.669cm" svg:y1="4.175cm" svg:x2="7.669cm" svg:y2="4.974cm" draw:start-shape="id45" draw:start-glue-point="2" draw:end-shape="id31" draw:end-glue-point="0" svg:d="M7669 4175v799" svg:viewBox="0 0 1 800">
          <text:p/>
        </draw:connector>
        <draw:connector draw:style-name="gr8" draw:text-style-name="P5" draw:layer="layout" draw:line-skew="0.317cm" svg:x1="13.011cm" svg:y1="23.442cm" svg:x2="3.594cm" svg:y2="24.913cm" draw:start-shape="id47" draw:start-glue-point="2" draw:end-shape="id48" draw:end-glue-point="0" svg:d="M13011 23442v1053h-9417v418" svg:viewBox="0 0 9418 1472">
          <text:p/>
        </draw:connector>
        <draw:frame draw:style-name="gr3" draw:text-style-name="P4" xml:id="id52" draw:id="id52" draw:layer="layout" svg:width="3.194cm" svg:height="0.725cm" svg:x="10.607cm" svg:y="15.114cm">
          <draw:text-box>
            <text:p><text:span text:style-name="T3">0:functionDecl</text:span></text:p>
          </draw:text-box>
        </draw:frame>
        <draw:connector draw:style-name="gr10" draw:text-style-name="P5" draw:layer="layout" svg:x1="9.266cm" svg:y1="15.469cm" svg:x2="10.607cm" svg:y2="15.476cm" draw:start-shape="id35" draw:start-glue-point="1" draw:end-shape="id52" draw:end-glue-point="3" svg:d="M9266 15469h671v7h670" svg:viewBox="0 0 1342 8">
          <text:p/>
        </draw:connector>
        <draw:connector draw:style-name="gr17" draw:text-style-name="P5" draw:layer="measurelines" svg:x1="5.079cm" svg:y1="14.099cm" svg:x2="5.828cm" svg:y2="14.099cm" draw:start-shape="id34" draw:start-glue-point="1" draw:end-shape="id39" draw:end-glue-point="3" svg:d="M5079 14099h749" svg:viewBox="0 0 750 1">
          <text:p/>
        </draw:connector>
      </draw:page>
      <draw:page draw:name="page4" draw:style-name="dp1" draw:master-page-name="Default">
        <draw:frame draw:style-name="gr3" draw:text-style-name="P4" xml:id="id53" draw:id="id53" draw:layer="layout" svg:width="3.194cm" svg:height="0.725cm" svg:x="2.124cm" svg:y="4.222cm">
          <draw:text-box>
            <text:p><text:span text:style-name="T3">42:ifStmt</text:span></text:p>
          </draw:text-box>
        </draw:frame>
        <draw:frame draw:style-name="gr3" draw:text-style-name="P4" xml:id="id54" draw:id="id54" draw:layer="layout" svg:width="3.683cm" svg:height="0.725cm" svg:x="5.953cm" svg:y="4.175cm">
          <draw:text-box>
            <text:p><text:span text:style-name="T3">43:ShortVarDecl</text:span></text:p>
          </draw:text-box>
        </draw:frame>
        <draw:connector draw:style-name="gr17" draw:text-style-name="P5" draw:layer="layout" svg:x1="5.318cm" svg:y1="4.584cm" svg:x2="5.953cm" svg:y2="4.537cm" draw:start-shape="id53" draw:start-glue-point="1" draw:end-shape="id54" draw:end-glue-point="3" svg:d="M5318 4584h318v-47h317" svg:viewBox="0 0 636 48">
          <text:p/>
        </draw:connector>
        <draw:frame draw:style-name="gr6" draw:text-style-name="P6" draw:layer="layout" svg:width="6.429cm" svg:height="1.673cm" svg:x="8.214cm" svg:y="1.31cm">
          <draw:text-box>
            <text:p text:style-name="P2">Statement Graph for </text:p>
            <text:p text:style-name="P2">Ifstatements.go</text:p>
          </draw:text-box>
        </draw:frame>
        <draw:frame draw:style-name="gr3" draw:text-style-name="P4" xml:id="id55" draw:id="id55" draw:layer="layout" svg:width="3.194cm" svg:height="0.725cm" svg:x="6.188cm" svg:y="5.572cm">
          <draw:text-box>
            <text:p><text:span text:style-name="T3">44:Expression</text:span></text:p>
          </draw:text-box>
        </draw:frame>
        <draw:frame draw:style-name="gr3" draw:text-style-name="P4" xml:id="id56" draw:id="id56" draw:layer="layout" svg:width="3.194cm" svg:height="0.725cm" svg:x="6.188cm" svg:y="6.832cm">
          <draw:text-box>
            <text:p><text:span text:style-name="T3">45:StmtList</text:span></text:p>
          </draw:text-box>
        </draw:frame>
        <draw:connector draw:style-name="gr5" draw:text-style-name="P5" draw:layer="layout" svg:x1="7.785cm" svg:y1="6.297cm" svg:x2="7.785cm" svg:y2="6.832cm" draw:start-shape="id55" draw:start-glue-point="2" draw:end-shape="id56" draw:end-glue-point="0" svg:d="M7785 6297v535" svg:viewBox="0 0 1 536">
          <text:p/>
        </draw:connector>
        <draw:frame draw:style-name="gr3" draw:text-style-name="P4" xml:id="id57" draw:id="id57" draw:layer="layout" svg:width="3.194cm" svg:height="0.725cm" svg:x="6.207cm" svg:y="8.366cm">
          <draw:text-box>
            <text:p><text:span text:style-name="T3">46:ExprStmt</text:span></text:p>
          </draw:text-box>
        </draw:frame>
        <draw:frame draw:style-name="gr3" draw:text-style-name="P4" xml:id="id67" draw:id="id67" draw:layer="layout" svg:width="3.194cm" svg:height="0.725cm" svg:x="2.397cm" svg:y="24.622cm">
          <draw:text-box>
            <text:p><text:span text:style-name="T3">8:exit</text:span></text:p>
          </draw:text-box>
        </draw:frame>
        <draw:connector draw:style-name="gr5" draw:text-style-name="P5" draw:layer="layout" svg:x1="7.785cm" svg:y1="7.557cm" svg:x2="7.804cm" svg:y2="8.366cm" draw:start-shape="id56" draw:start-glue-point="2" draw:end-shape="id57" draw:end-glue-point="0" svg:d="M7785 7557v405h19v404" svg:viewBox="0 0 20 810">
          <text:p/>
        </draw:connector>
        <draw:connector draw:style-name="gr5" draw:text-style-name="P5" draw:layer="layout" svg:x1="7.794cm" svg:y1="4.9cm" svg:x2="7.785cm" svg:y2="5.572cm" draw:start-shape="id54" draw:start-glue-point="2" draw:end-shape="id55" draw:end-glue-point="0" svg:d="M7794 4900v336h-9v336" svg:viewBox="0 0 10 673">
          <text:p/>
        </draw:connector>
        <draw:frame draw:style-name="gr3" draw:text-style-name="P4" xml:id="id58" draw:id="id58" draw:layer="layout" svg:width="3.194cm" svg:height="0.725cm" svg:x="6.315cm" svg:y="10.562cm">
          <draw:text-box>
            <text:p><text:span text:style-name="T3">47:ifStmt</text:span></text:p>
          </draw:text-box>
        </draw:frame>
        <draw:frame draw:style-name="gr3" draw:text-style-name="P4" xml:id="id60" draw:id="id60" draw:layer="layout" svg:width="3.194cm" svg:height="0.725cm" svg:x="10.506cm" svg:y="10.535cm">
          <draw:text-box>
            <text:p><text:span text:style-name="T3">48:unaryExpr</text:span></text:p>
          </draw:text-box>
        </draw:frame>
        <draw:frame draw:style-name="gr3" draw:text-style-name="P4" xml:id="id59" draw:id="id59" draw:layer="layout" svg:width="3.194cm" svg:height="0.725cm" svg:x="10.506cm" svg:y="12.059cm">
          <draw:text-box>
            <text:p><text:span text:style-name="T3">49:StmtList</text:span></text:p>
          </draw:text-box>
        </draw:frame>
        <draw:connector draw:style-name="gr9" draw:text-style-name="P5" draw:layer="layout" svg:x1="7.912cm" svg:y1="11.287cm" svg:x2="10.506cm" svg:y2="12.421cm" draw:start-shape="id58" draw:start-glue-point="2" draw:end-shape="id59" draw:end-glue-point="3" svg:d="M7912 11287v1134h2594" svg:viewBox="0 0 2595 1135">
          <text:p/>
        </draw:connector>
        <draw:connector draw:style-name="gr4" draw:text-style-name="P5" draw:layer="layout" svg:x1="9.509cm" svg:y1="10.924cm" svg:x2="10.506cm" svg:y2="10.897cm" draw:start-shape="id58" draw:start-glue-point="1" draw:end-shape="id60" draw:end-glue-point="3" svg:d="M9509 10924h499v-27h498" svg:viewBox="0 0 998 28">
          <text:p/>
        </draw:connector>
        <draw:connector draw:style-name="gr5" draw:text-style-name="P5" draw:layer="layout" svg:x1="12.103cm" svg:y1="11.26cm" svg:x2="12.103cm" svg:y2="12.059cm" draw:start-shape="id60" draw:start-glue-point="2" draw:end-shape="id59" draw:end-glue-point="0" svg:d="M12103 11260v799" svg:viewBox="0 0 1 800">
          <text:p/>
        </draw:connector>
        <draw:connector draw:style-name="gr4" draw:text-style-name="P5" draw:layer="layout" svg:x1="3.721cm" svg:y1="4.947cm" svg:x2="6.188cm" svg:y2="5.934cm" draw:start-shape="id53" draw:end-shape="id55" draw:end-glue-point="3" svg:d="M3721 4947v987h2467" svg:viewBox="0 0 2468 988">
          <text:p/>
        </draw:connector>
        <draw:connector draw:style-name="gr9" draw:text-style-name="P5" draw:layer="layout" svg:x1="3.721cm" svg:y1="4.947cm" svg:x2="6.188cm" svg:y2="7.194cm" draw:start-shape="id53" draw:start-glue-point="2" draw:end-shape="id56" draw:end-glue-point="3" svg:d="M3721 4947v2247h2467" svg:viewBox="0 0 2468 2248">
          <text:p/>
        </draw:connector>
        <draw:connector draw:style-name="gr21" draw:text-style-name="P5" draw:layer="layout" svg:x1="3.721cm" svg:y1="4.947cm" svg:x2="6.315cm" svg:y2="10.924cm" draw:start-shape="id53" draw:start-glue-point="2" draw:end-shape="id58" draw:end-glue-point="3" svg:d="M3721 4947v5977h2594" svg:viewBox="0 0 2595 5978">
          <text:p/>
        </draw:connector>
        <draw:frame draw:style-name="gr3" draw:text-style-name="P4" xml:id="id68" draw:id="id68" draw:layer="layout" svg:width="3.194cm" svg:height="0.725cm" svg:x="10.506cm" svg:y="13.356cm">
          <draw:text-box>
            <text:p><text:span text:style-name="T3">50:ExprStmt</text:span></text:p>
          </draw:text-box>
        </draw:frame>
        <draw:frame draw:style-name="gr3" draw:text-style-name="P4" xml:id="id61" draw:id="id61" draw:layer="layout" svg:width="3.194cm" svg:height="0.725cm" svg:x="10.652cm" svg:y="15.769cm">
          <draw:text-box>
            <text:p><text:span text:style-name="T3">51:ifStmt</text:span></text:p>
          </draw:text-box>
        </draw:frame>
        <draw:frame draw:style-name="gr3" draw:text-style-name="P4" xml:id="id63" draw:id="id63" draw:layer="layout" svg:width="3.194cm" svg:height="0.725cm" svg:x="14.843cm" svg:y="15.742cm">
          <draw:text-box>
            <text:p><text:span text:style-name="T3">52:unaryExpr</text:span></text:p>
          </draw:text-box>
        </draw:frame>
        <draw:frame draw:style-name="gr3" draw:text-style-name="P4" xml:id="id62" draw:id="id62" draw:layer="layout" svg:width="3.194cm" svg:height="0.725cm" svg:x="14.843cm" svg:y="17.266cm">
          <draw:text-box>
            <text:p><text:span text:style-name="T3">53:StmtList</text:span></text:p>
          </draw:text-box>
        </draw:frame>
        <draw:connector draw:style-name="gr9" draw:text-style-name="P5" draw:layer="layout" svg:x1="12.249cm" svg:y1="16.494cm" svg:x2="14.843cm" svg:y2="17.628cm" draw:start-shape="id61" draw:start-glue-point="2" draw:end-shape="id62" draw:end-glue-point="3" svg:d="M12249 16494v1134h2594" svg:viewBox="0 0 2595 1135">
          <text:p/>
        </draw:connector>
        <draw:connector draw:style-name="gr4" draw:text-style-name="P5" draw:layer="layout" svg:x1="13.846cm" svg:y1="16.131cm" svg:x2="14.843cm" svg:y2="16.104cm" draw:start-shape="id61" draw:start-glue-point="1" draw:end-shape="id63" draw:end-glue-point="3" svg:d="M13846 16131h499v-27h498" svg:viewBox="0 0 998 28">
          <text:p/>
        </draw:connector>
        <draw:connector draw:style-name="gr5" draw:text-style-name="P5" draw:layer="layout" svg:x1="16.44cm" svg:y1="16.467cm" svg:x2="16.44cm" svg:y2="17.266cm" draw:start-shape="id63" draw:start-glue-point="2" draw:end-shape="id62" draw:end-glue-point="0" svg:d="M16440 16467v799" svg:viewBox="0 0 1 800">
          <text:p/>
        </draw:connector>
        <draw:frame draw:style-name="gr3" draw:text-style-name="P4" xml:id="id64" draw:id="id64" draw:layer="layout" svg:width="3.194cm" svg:height="0.725cm" svg:x="14.843cm" svg:y="18.563cm">
          <draw:text-box>
            <text:p><text:span text:style-name="T3">54:ExprStmt</text:span></text:p>
          </draw:text-box>
        </draw:frame>
        <draw:connector draw:style-name="gr21" draw:text-style-name="P5" draw:layer="layout" svg:x1="7.912cm" svg:y1="11.287cm" svg:x2="10.652cm" svg:y2="16.131cm" draw:start-shape="id58" draw:start-glue-point="2" draw:end-shape="id61" draw:end-glue-point="3" svg:d="M7912 11287v4844h2740" svg:viewBox="0 0 2741 4845">
          <text:p/>
        </draw:connector>
        <draw:connector draw:style-name="gr5" draw:text-style-name="P5" draw:layer="layout" svg:x1="16.44cm" svg:y1="17.991cm" svg:x2="16.44cm" svg:y2="18.563cm" draw:start-shape="id62" draw:start-glue-point="2" draw:end-shape="id64" draw:end-glue-point="0" svg:d="M16440 17991v572" svg:viewBox="0 0 1 573">
          <text:p/>
        </draw:connector>
        <draw:frame draw:style-name="gr3" draw:text-style-name="P4" xml:id="id65" draw:id="id65" draw:layer="layout" svg:width="3.194cm" svg:height="0.725cm" svg:x="14.97cm" svg:y="20.685cm">
          <draw:text-box>
            <text:p><text:span text:style-name="T3">55:StmtList</text:span></text:p>
          </draw:text-box>
        </draw:frame>
        <draw:frame draw:style-name="gr3" draw:text-style-name="P4" xml:id="id66" draw:id="id66" draw:layer="layout" svg:width="3.194cm" svg:height="0.725cm" svg:x="14.97cm" svg:y="21.982cm">
          <draw:text-box>
            <text:p><text:span text:style-name="T3">56:ExprStmt</text:span></text:p>
          </draw:text-box>
        </draw:frame>
        <draw:connector draw:style-name="gr21" draw:text-style-name="P5" draw:layer="layout" svg:x1="12.249cm" svg:y1="16.494cm" svg:x2="14.97cm" svg:y2="21.047cm" draw:start-shape="id61" draw:start-glue-point="2" draw:end-shape="id65" draw:end-glue-point="3" svg:d="M12249 16494v4553h2721" svg:viewBox="0 0 2722 4554">
          <text:p/>
        </draw:connector>
        <draw:connector draw:style-name="gr8" draw:text-style-name="P5" draw:layer="layout" svg:x1="16.567cm" svg:y1="22.707cm" svg:x2="3.994cm" svg:y2="24.622cm" draw:start-shape="id66" draw:start-glue-point="2" draw:end-shape="id67" draw:end-glue-point="0" svg:d="M16567 22707v958h-12573v957" svg:viewBox="0 0 12574 1916">
          <text:p/>
        </draw:connector>
        <draw:connector draw:style-name="gr8" draw:text-style-name="P5" draw:layer="layout" draw:line-skew="-1.651cm" svg:x1="16.44cm" svg:y1="19.288cm" svg:x2="3.994cm" svg:y2="24.622cm" draw:start-shape="id64" draw:start-glue-point="2" draw:end-shape="id67" draw:end-glue-point="0" svg:d="M16440 19288v1016h-12446v4318" svg:viewBox="0 0 12447 5335">
          <text:p/>
        </draw:connector>
        <draw:connector draw:style-name="gr5" draw:text-style-name="P5" draw:layer="layout" svg:x1="3.721cm" svg:y1="4.947cm" svg:x2="2.397cm" svg:y2="24.984cm" draw:start-shape="id53" draw:start-glue-point="2" draw:end-shape="id67" draw:end-glue-point="3" svg:d="M3721 4947v9838h-1825v10199h501" svg:viewBox="0 0 1826 20038">
          <text:p/>
        </draw:connector>
        <draw:connector draw:style-name="gr8" draw:text-style-name="P5" draw:layer="layout" draw:line-skew="-7.094cm" svg:x1="7.804cm" svg:y1="9.091cm" svg:x2="3.994cm" svg:y2="24.622cm" draw:start-shape="id57" draw:start-glue-point="2" draw:end-shape="id67" draw:end-glue-point="0" svg:d="M7804 9091v672h-3810v14859" svg:viewBox="0 0 3811 15532">
          <text:p/>
        </draw:connector>
        <draw:connector draw:style-name="gr8" draw:text-style-name="P5" draw:layer="layout" draw:line-skew="-4.255cm" svg:x1="12.103cm" svg:y1="14.081cm" svg:x2="3.994cm" svg:y2="24.622cm" draw:start-shape="id68" draw:start-glue-point="2" draw:end-shape="id67" draw:end-glue-point="0" svg:d="M12103 14081v1016h-8109v9525" svg:viewBox="0 0 8110 10542">
          <text:p/>
        </draw:connector>
        <draw:connector draw:style-name="gr5" draw:text-style-name="P5" draw:layer="layout" svg:x1="16.567cm" svg:y1="21.41cm" svg:x2="16.567cm" svg:y2="21.982cm" draw:start-shape="id65" draw:start-glue-point="2" draw:end-shape="id66" draw:end-glue-point="0" svg:d="M16567 21410v572" svg:viewBox="0 0 1 57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1T15:58:45.978300157</meta:creation-date>
    <dc:date>2020-02-17T22:06:57.782466503</dc:date>
    <meta:editing-duration>PT6H9M4S</meta:editing-duration>
    <meta:editing-cycles>21</meta:editing-cycles>
    <meta:generator>LibreOffice/6.3.4.2$Linux_X86_64 LibreOffice_project/30$Build-2</meta:generator>
    <meta:document-statistic meta:object-count="186"/>
  </office:meta>
</office:document-meta>
</file>